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1.27cm" fo:margin-right="0cm" fo:margin-top="0.049cm" fo:margin-bottom="0.049cm" fo:line-height="100%" fo:text-indent="0cm" style:auto-text-indent="false"/>
      <style:text-properties style:font-name="Times New Roman" fo:font-size="12pt" style:font-name-asian="Times New Roman1" style:font-size-asian="12pt" style:language-asian="es" style:country-asian="ES" style:font-name-complex="Times New Roman1" style:font-size-complex="12pt"/>
    </style:style>
    <style:style style:name="P2" style:family="paragraph" style:parent-style-name="Standard" style:master-page-name="Standard">
      <style:paragraph-properties fo:margin-top="0.049cm" fo:margin-bottom="0.049cm" fo:line-height="100%" style:page-number="auto"/>
      <style:text-properties style:font-name="Times New Roman" fo:font-size="13.5pt" fo:font-weight="bold" style:font-name-asian="Times New Roman1" style:font-size-asian="13.5pt" style:language-asian="es" style:country-asian="ES" style:font-weight-asian="bold" style:font-name-complex="Times New Roman1" style:font-size-complex="13.5pt" style:font-weight-complex="bold"/>
    </style:style>
    <style:style style:name="P3" style:family="paragraph" style:parent-style-name="Standard">
      <style:paragraph-properties fo:margin-top="0.049cm" fo:margin-bottom="0.049cm" fo:line-height="100%"/>
      <style:text-properties style:font-name="Times New Roman" fo:font-size="12pt" style:font-name-asian="Times New Roman1" style:font-size-asian="12pt" style:language-asian="es" style:country-asian="ES" style:font-name-complex="Times New Roman1" style:font-size-complex="12pt"/>
    </style:style>
    <style:style style:name="P4" style:family="paragraph" style:parent-style-name="Standard" style:list-style-name="WWNum1">
      <style:paragraph-properties fo:margin-top="0.049cm" fo:margin-bottom="0.049cm" fo:line-height="100%"/>
      <style:text-properties style:font-name="Times New Roman" fo:font-size="12pt" style:font-name-asian="Times New Roman1" style:font-size-asian="12pt" style:language-asian="es" style:country-asian="ES" style:font-name-complex="Times New Roman1" style:font-size-complex="12pt"/>
    </style:style>
    <style:style style:name="P5" style:family="paragraph" style:parent-style-name="Normal_20__28_Web_29_" style:list-style-name="WWNum1"/>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list xml:id="list4235888950205397646" text:style-name="WWNum1">
        <text:list-item>
          <text:p text:style-name="P4">Visualizar el número de empleados de cada departamento. Utilizar GROUP BY para agrupar por departamento. </text:p>
        </text:list-item>
      </text:list>
      <text:p text:style-name="P3"><text:tab/>SELECT dept_no,COUNT(*) FROM emple</text:p>
      <text:p text:style-name="P3"><text:tab/>GROUP BY dept_no;</text:p>
      <text:list xml:id="list40712350" text:continue-numbering="true" text:style-name="WWNum1">
        <text:list-item>
          <text:p text:style-name="P4">Visualizar los departamentos con más de 5 empleados. Utilizar GROUP BY para agrupar por departamento y HAVING para establecer la condición sobre los grupos. </text:p>
          <text:p text:style-name="P4">SELECT dept_no,COUNT(*) FROM emple</text:p>
          <text:p text:style-name="P4">GROUP BY dept_no</text:p>
          <text:p text:style-name="P4">HAVING count(*)&gt;5;</text:p>
          <text:p text:style-name="P4"/>
        </text:list-item>
        <text:list-item>
          <text:p text:style-name="P4"><text:s/>Hallar la media de los salarios de cada departamento (utilizar la función AVG y GROUP BY). </text:p>
          <text:p text:style-name="P4">SELECT dept_no, round(avg(salario),2) as media FROM emple</text:p>
          <text:p text:style-name="P4">GROUP BY dept_no;</text:p>
          <text:p text:style-name="P4"/>
        </text:list-item>
        <text:list-item>
          <text:p text:style-name="P4">Visualizar el nombre de los empleados vendedores del departamento 'VENTAS' (Nombre del departamento='VENTAS', oficio='VENDEDOR'). </text:p>
          <text:p text:style-name="P4">SELECT APELLIDO FROM EMPLE NATURAL JOIN depart</text:p>
          <text:p text:style-name="P4">WHERE DNOMBRE='VENTAS' AND OFICIO= 'VENDEDOR';</text:p>
          <text:p text:style-name="P4"/>
          <text:p text:style-name="P4">SELECT APELLIDO FROM EMPLE JOIN depart</text:p>
          <text:p text:style-name="P4">ON(EMPLE.dept_no = DEPART.dept_no)</text:p>
          <text:p text:style-name="P4">WHERE DNOMBRE='VENTAS' AND OFICIO= 'VENDEDOR';</text:p>
          <text:p text:style-name="P4"/>
          <text:p text:style-name="P4">SELECT APELLIDO FROM EMPLE , depart</text:p>
          <text:p text:style-name="P4">WHERE EMPLE.dept_no = DEPART.dept_no</text:p>
          <text:p text:style-name="P4">AND DNOMBRE='VENTAS' AND OFICIO= 'VENDEDOR';</text:p>
          <text:p text:style-name="P4"/>
        </text:list-item>
        <text:list-item>
          <text:p text:style-name="P4">Visualizar el número de vendedores del departamento 'VENTAS' (utilizar la función COUNT sobre la consulta anterior). </text:p>
          <text:p text:style-name="P4">SELECT COUNT(*) FROM EMPLE NATURAL JOIN DEPART</text:p>
          <text:p text:style-name="P4">WHERE DNOMBRE ='VENTAS';</text:p>
          <text:p text:style-name="P4"/>
        </text:list-item>
        <text:list-item>
          <text:p text:style-name="P4">Visualizar los oficios de los empleados del departamento 'VENTAS'. </text:p>
          <text:p text:style-name="P4">SELECT DISTINCT OFICIO FROM EMPLE NATURAL JOIN depart</text:p>
          <text:p text:style-name="P4">WHERE DNOMBRE='VENTAS';</text:p>
        </text:list-item>
        <text:list-item>
          <text:p text:style-name="P4"><text:s/>A partir de la tabla EMPLE, visualizar el número de empleados de cada departamento cuyo oficio sea 'EMPLEADO' (utilizar GROUP BY para agrupar por departamento. En la cláusula WHERE habrá que indicar que el oficio es 'EMPLEADO'). </text:p>
          <text:p text:style-name="P4">SELECT dept_no,COUNT(*) FROM EMPLE </text:p>
          <text:p text:style-name="P4">WHERE OFICIO='EMPLEADO'</text:p>
          <text:p text:style-name="P4">GROUP BY dept_no;</text:p>
          <text:p text:style-name="P4"/>
        </text:list-item>
        <text:list-item>
          <text:p text:style-name="P4"><text:soft-page-break/><text:s/>Visualizar el departamento con más empleados. </text:p>
        </text:list-item>
        <text:list-item>
          <text:p text:style-name="P4"><text:s/>Mostrar los departamentos cuya media de salarios sea mayor que la media de salarios de todos los empleados. </text:p>
        </text:list-item>
        <text:list-item>
          <text:p text:style-name="P4"><text:s/>Para cada oficio obtener la suma de salarios. </text:p>
        </text:list-item>
        <text:list-item>
          <text:p text:style-name="P4"><text:s/>Visualizar la suma de salarios de cada oficio del departamento 'VENTAS'. </text:p>
        </text:list-item>
        <text:list-item>
          <text:p text:style-name="P4"><text:s/>Visualizar el número de departamento que tenga más empleados cuyo oficio sea empleado. </text:p>
        </text:list-item>
        <text:list-item>
          <text:p text:style-name="P4"><text:s/>Mostrar el número de oficios distintos de cada departamento. </text:p>
        </text:list-item>
        <text:list-item>
          <text:p text:style-name="P4"><text:s/>Mostrar los departamentos que tengan más de dos personas trabajando en la misma profesión. </text:p>
        </text:list-item>
        <text:list-item>
          <text:p text:style-name="P5"><text:s/>A partir de las tablas EMPLE y DEPART mostrar los datos del departamento que no tiene ningún empleado. </text:p>
        </text:list-item>
        <text:list-item>
          <text:p text:style-name="P5"><text:s/>Mostrar el número de empleados de cada departamento. En la salida se debe mostrar también los departamentos que no tienen ningún empleado. </text:p>
        </text:list-item>
        <text:list-item>
          <text:p text:style-name="P5"><text:s/>Obtener la suma de salarios de cada departamento, mostrando las columnas DEPT_NO, SUMA DE SALARIOS y DNOMBRE. En el resultado también se deben mostrar los departamentos que no tienen asignados empleados. </text:p>
        </text:list-item>
        <text:list-item>
          <text:p text:style-name="P5"><text:s/>Utilizar la función IFNULL (o COALESCE) en la consulta anterior para que en el caso de que un departamento no tenga empleados, aparezca como suma de salarios el valor 0. </text:p>
        </text:list-item>
      </text:list>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Standard" style:next-style-name="Text_20_body" style:default-outline-level="3" style:class="text">
      <style:paragraph-properties fo:margin-top="0.049cm" fo:margin-bottom="0.049cm" fo:line-height="100%"/>
      <style:text-properties style:font-name="Times New Roman" fo:font-size="13.5pt" fo:font-weight="bold" style:font-name-asian="Times New Roman1" style:font-size-asian="13.5pt" style:language-asian="es" style:country-asian="ES" style:font-weight-asian="bold" style:font-name-complex="Times New Roman1" style:font-size-complex="13.5pt" style:font-weight-complex="bold"/>
    </style:style>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language-asian="es" style:country-asian="ES" style:font-name-complex="Times New Roman1" style:font-size-complex="12pt"/>
    </style:style>
    <style:style style:name="Default_20_Paragraph_20_Font" style:display-name="Default Paragraph Font" style:family="text"/>
    <style:style style:name="Título_20_3_20_Car" style:display-name="Título 3 Car" style:family="text" style:parent-style-name="Default_20_Paragraph_20_Font">
      <style:text-properties style:font-name="Times New Roman" fo:font-size="13.5pt" fo:font-weight="bold" style:font-name-asian="Times New Roman1" style:font-size-asian="13.5pt" style:language-asian="es" style:country-asian="ES" style:font-weight-asian="bold" style:font-name-complex="Times New Roman1" style:font-size-complex="13.5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fonso</meta:initial-creator>
    <meta:editing-cycles>3</meta:editing-cycles>
    <meta:creation-date>2013-02-05T14:30:00</meta:creation-date>
    <dc:date>2013-02-06T20:56:09.86</dc:date>
    <meta:editing-duration>PT41M22S</meta:editing-duration>
    <meta:generator>OpenOffice.org/3.4.1$Win32 OpenOffice.org_project/341m1$Build-9593</meta:generator>
    <meta:document-statistic meta:table-count="0" meta:image-count="0" meta:object-count="0" meta:page-count="2" meta:paragraph-count="40" meta:word-count="434" meta:character-count="2844"/>
    <meta:user-defined meta:name="AppVersion">12.0000</meta:user-defined>
    <meta:user-defined meta:name="Company">Alm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